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#ff8080"/>
    </style:style>
    <style:style style:name="P3" style:family="paragraph" style:parent-style-name="Standard">
      <style:text-properties fo:background-color="#ff8080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text-align="start"/>
    </style:style>
    <style:style style:name="T1" style:family="text">
      <style:text-properties fo:background-color="#ffff00"/>
    </style:style>
    <style:style style:name="T2" style:family="text">
      <style:text-properties fo:background-color="#ff8080"/>
    </style:style>
    <style:style style:name="T3" style:family="text">
      <style:text-properties fo:background-color="transparent"/>
    </style:style>
    <style:style style:name="T4" style:family="text">
      <style:text-properties fo:font-style="italic"/>
    </style:style>
    <style:style style:name="T5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radio form:name="q1" form:control-implementation="ooo:com.sun.star.form.component.RadioButton" xml:id="control1" form:id="control1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" form:control-implementation="ooo:com.sun.star.form.component.RadioButton" xml:id="control2" form:id="control2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" form:control-implementation="ooo:com.sun.star.form.component.RadioButton" xml:id="control3" form:id="control3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" form:control-implementation="ooo:com.sun.star.form.component.RadioButton" xml:id="control4" form:id="control4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" form:control-implementation="ooo:com.sun.star.form.component.RadioButton" xml:id="control5" form:id="control5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6" form:id="control6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7" form:id="control7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8" form:id="control8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9" form:id="control9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10" form:id="control10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3" form:control-implementation="ooo:com.sun.star.form.component.RadioButton" xml:id="control11" form:id="control11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3" form:control-implementation="ooo:com.sun.star.form.component.RadioButton" xml:id="control12" form:id="control12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3" form:control-implementation="ooo:com.sun.star.form.component.RadioButton" xml:id="control13" form:id="control13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3" form:control-implementation="ooo:com.sun.star.form.component.RadioButton" xml:id="control14" form:id="control14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4" form:control-implementation="ooo:com.sun.star.form.component.RadioButton" xml:id="control15" form:id="control15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4" form:control-implementation="ooo:com.sun.star.form.component.RadioButton" xml:id="control16" form:id="control16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4" form:control-implementation="ooo:com.sun.star.form.component.RadioButton" xml:id="control17" form:id="control17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4" form:control-implementation="ooo:com.sun.star.form.component.RadioButton" xml:id="control18" form:id="control18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4" form:control-implementation="ooo:com.sun.star.form.component.RadioButton" xml:id="control19" form:id="control19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5" form:control-implementation="ooo:com.sun.star.form.component.RadioButton" xml:id="control20" form:id="control20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5" form:control-implementation="ooo:com.sun.star.form.component.RadioButton" xml:id="control21" form:id="control21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5" form:control-implementation="ooo:com.sun.star.form.component.RadioButton" xml:id="control22" form:id="control22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5" form:control-implementation="ooo:com.sun.star.form.component.RadioButton" xml:id="control23" form:id="control23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6" form:control-implementation="ooo:com.sun.star.form.component.RadioButton" xml:id="control24" form:id="control24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6" form:control-implementation="ooo:com.sun.star.form.component.RadioButton" xml:id="control25" form:id="control25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6" form:control-implementation="ooo:com.sun.star.form.component.RadioButton" xml:id="control26" form:id="control26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6" form:control-implementation="ooo:com.sun.star.form.component.RadioButton" xml:id="control27" form:id="control27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6" form:control-implementation="ooo:com.sun.star.form.component.RadioButton" xml:id="control28" form:id="control28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7" form:control-implementation="ooo:com.sun.star.form.component.RadioButton" xml:id="control29" form:id="control29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7" form:control-implementation="ooo:com.sun.star.form.component.RadioButton" xml:id="control30" form:id="control30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7" form:control-implementation="ooo:com.sun.star.form.component.RadioButton" xml:id="control31" form:id="control31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7" form:control-implementation="ooo:com.sun.star.form.component.RadioButton" xml:id="control32" form:id="control32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7" form:control-implementation="ooo:com.sun.star.form.component.RadioButton" xml:id="control33" form:id="control33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8" form:control-implementation="ooo:com.sun.star.form.component.RadioButton" xml:id="control34" form:id="control34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8" form:control-implementation="ooo:com.sun.star.form.component.RadioButton" xml:id="control35" form:id="control35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8" form:control-implementation="ooo:com.sun.star.form.component.RadioButton" xml:id="control36" form:id="control36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8" form:control-implementation="ooo:com.sun.star.form.component.RadioButton" xml:id="control37" form:id="control37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9" form:control-implementation="ooo:com.sun.star.form.component.RadioButton" xml:id="control38" form:id="control38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9" form:control-implementation="ooo:com.sun.star.form.component.RadioButton" xml:id="control39" form:id="control39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9" form:control-implementation="ooo:com.sun.star.form.component.RadioButton" xml:id="control40" form:id="control40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9" form:control-implementation="ooo:com.sun.star.form.component.RadioButton" xml:id="control41" form:id="control41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9" form:control-implementation="ooo:com.sun.star.form.component.RadioButton" xml:id="control42" form:id="control42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0" form:control-implementation="ooo:com.sun.star.form.component.RadioButton" xml:id="control43" form:id="control43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0" form:control-implementation="ooo:com.sun.star.form.component.RadioButton" xml:id="control44" form:id="control44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0" form:control-implementation="ooo:com.sun.star.form.component.RadioButton" xml:id="control45" form:id="control45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0" form:control-implementation="ooo:com.sun.star.form.component.RadioButton" xml:id="control46" form:id="control46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1" form:control-implementation="ooo:com.sun.star.form.component.RadioButton" xml:id="control47" form:id="control47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1" form:control-implementation="ooo:com.sun.star.form.component.RadioButton" xml:id="control48" form:id="control48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1" form:control-implementation="ooo:com.sun.star.form.component.RadioButton" xml:id="control49" form:id="control49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1" form:control-implementation="ooo:com.sun.star.form.component.RadioButton" xml:id="control50" form:id="control50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2" form:control-implementation="ooo:com.sun.star.form.component.RadioButton" xml:id="control51" form:id="control51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2" form:control-implementation="ooo:com.sun.star.form.component.RadioButton" xml:id="control52" form:id="control52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2" form:control-implementation="ooo:com.sun.star.form.component.RadioButton" xml:id="control53" form:id="control53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2" form:control-implementation="ooo:com.sun.star.form.component.RadioButton" xml:id="control54" form:id="control54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2" form:control-implementation="ooo:com.sun.star.form.component.RadioButton" xml:id="control55" form:id="control55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3" form:control-implementation="ooo:com.sun.star.form.component.RadioButton" xml:id="control56" form:id="control56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3" form:control-implementation="ooo:com.sun.star.form.component.RadioButton" xml:id="control57" form:id="control57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3" form:control-implementation="ooo:com.sun.star.form.component.RadioButton" xml:id="control58" form:id="control58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3" form:control-implementation="ooo:com.sun.star.form.component.RadioButton" xml:id="control59" form:id="control59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3" form:control-implementation="ooo:com.sun.star.form.component.RadioButton" xml:id="control60" form:id="control60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4" form:control-implementation="ooo:com.sun.star.form.component.RadioButton" xml:id="control61" form:id="control61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4" form:control-implementation="ooo:com.sun.star.form.component.RadioButton" xml:id="control62" form:id="control62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4" form:control-implementation="ooo:com.sun.star.form.component.RadioButton" xml:id="control63" form:id="control63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4" form:control-implementation="ooo:com.sun.star.form.component.RadioButton" xml:id="control64" form:id="control64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4" form:control-implementation="ooo:com.sun.star.form.component.RadioButton" xml:id="control65" form:id="control65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5" form:control-implementation="ooo:com.sun.star.form.component.RadioButton" xml:id="control66" form:id="control66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5" form:control-implementation="ooo:com.sun.star.form.component.RadioButton" xml:id="control67" form:id="control67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5" form:control-implementation="ooo:com.sun.star.form.component.RadioButton" xml:id="control68" form:id="control68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5" form:control-implementation="ooo:com.sun.star.form.component.RadioButton" xml:id="control69" form:id="control69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5" form:control-implementation="ooo:com.sun.star.form.component.RadioButton" xml:id="control70" form:id="control70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6" form:control-implementation="ooo:com.sun.star.form.component.RadioButton" xml:id="control71" form:id="control71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6" form:control-implementation="ooo:com.sun.star.form.component.RadioButton" xml:id="control72" form:id="control72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6" form:control-implementation="ooo:com.sun.star.form.component.RadioButton" xml:id="control73" form:id="control73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7" form:control-implementation="ooo:com.sun.star.form.component.RadioButton" xml:id="control74" form:id="control74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7" form:control-implementation="ooo:com.sun.star.form.component.RadioButton" xml:id="control75" form:id="control75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7" form:control-implementation="ooo:com.sun.star.form.component.RadioButton" xml:id="control76" form:id="control76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7" form:control-implementation="ooo:com.sun.star.form.component.RadioButton" xml:id="control77" form:id="control77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7" form:control-implementation="ooo:com.sun.star.form.component.RadioButton" xml:id="control78" form:id="control78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8" form:control-implementation="ooo:com.sun.star.form.component.RadioButton" xml:id="control79" form:id="control79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8" form:control-implementation="ooo:com.sun.star.form.component.RadioButton" xml:id="control80" form:id="control80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8" form:control-implementation="ooo:com.sun.star.form.component.RadioButton" xml:id="control81" form:id="control81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8" form:control-implementation="ooo:com.sun.star.form.component.RadioButton" xml:id="control82" form:id="control82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9" form:control-implementation="ooo:com.sun.star.form.component.RadioButton" xml:id="control83" form:id="control83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9" form:control-implementation="ooo:com.sun.star.form.component.RadioButton" xml:id="control84" form:id="control84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9" form:control-implementation="ooo:com.sun.star.form.component.RadioButton" xml:id="control85" form:id="control85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9" form:control-implementation="ooo:com.sun.star.form.component.RadioButton" xml:id="control86" form:id="control86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19" form:control-implementation="ooo:com.sun.star.form.component.RadioButton" xml:id="control87" form:id="control87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20" form:control-implementation="ooo:com.sun.star.form.component.RadioButton" xml:id="control88" form:id="control88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20" form:control-implementation="ooo:com.sun.star.form.component.RadioButton" xml:id="control89" form:id="control89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20" form:control-implementation="ooo:com.sun.star.form.component.RadioButton" xml:id="control90" form:id="control90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20" form:control-implementation="ooo:com.sun.star.form.component.RadioButton" xml:id="control91" form:id="control91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20" form:control-implementation="ooo:com.sun.star.form.component.RadioButton" xml:id="control92" form:id="control92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k 4 Problem set</text:p>
      <text:p text:style-name="Standard"/>
      <text:p text:style-name="Standard">1. Capillaries are best described as ____________. </text:p>
      <text:section text:style-name="Sect1" text:name="internal_html_page_content">
        <text:p text:style-name="Standard"><text:bookmark text:name="question_q1a1"/><draw:control text:anchor-type="as-char" draw:z-index="0" draw:style-name="gr1" draw:text-style-name="P7" svg:width="0.345cm" svg:height="0.345cm" draw:control="control1"/><text:span text:style-name="T1">A) thin walled vessels which permit exchange of materials between blood and interstitial fluid. </text:span></text:p>
        <text:p text:style-name="Standard"><text:bookmark text:name="question_q1a2"/><draw:control text:anchor-type="as-char" draw:z-index="1" draw:style-name="gr1" draw:text-style-name="P7" svg:width="0.345cm" svg:height="0.345cm" draw:control="control2"/>B) thick walled vessels which convey blood away from the heart. </text:p>
        <text:p text:style-name="Standard"><text:bookmark text:name="question_q1a3"/><draw:control text:anchor-type="as-char" draw:z-index="2" draw:style-name="gr1" draw:text-style-name="P7" svg:width="0.345cm" svg:height="0.345cm" draw:control="control3"/>C) thin walled vessels which convey blood toward the heart. </text:p>
        <text:p text:style-name="Standard"><text:bookmark text:name="question_q1a4"/><draw:control text:anchor-type="as-char" draw:z-index="3" draw:style-name="gr1" draw:text-style-name="P7" svg:width="0.345cm" svg:height="0.345cm" draw:control="control4"/>D) thick walled vessels which carry blood rich in oxygen. </text:p>
        <text:p text:style-name="Standard"><text:bookmark text:name="question_q1a5"/><draw:control text:anchor-type="as-char" draw:z-index="4" draw:style-name="gr1" draw:text-style-name="P7" svg:width="0.345cm" svg:height="0.345cm" draw:control="control5"/>E) thin walled vessels which carry blood deficient in oxygen. </text:p>
        <text:p text:style-name="Standard">2. Valves are found _________. </text:p>
        <text:p text:style-name="Standard"><text:bookmark text:name="question_q2a1"/><draw:control text:anchor-type="as-char" draw:z-index="5" draw:style-name="gr1" draw:text-style-name="P7" svg:width="0.345cm" svg:height="0.345cm" draw:control="control6"/>A) in the heart </text:p>
        <text:p text:style-name="Standard"><text:bookmark text:name="question_q2a2"/><draw:control text:anchor-type="as-char" draw:z-index="6" draw:style-name="gr1" draw:text-style-name="P7" svg:width="0.345cm" svg:height="0.345cm" draw:control="control7"/>B) in the veins </text:p>
        <text:p text:style-name="Standard"><text:bookmark text:name="question_q2a3"/><draw:control text:anchor-type="as-char" draw:z-index="7" draw:style-name="gr1" draw:text-style-name="P7" svg:width="0.345cm" svg:height="0.345cm" draw:control="control8"/>C) in the arteries </text:p>
        <text:p text:style-name="Standard"><text:bookmark text:name="question_q2a4"/><draw:control text:anchor-type="as-char" draw:z-index="8" draw:style-name="gr1" draw:text-style-name="P7" svg:width="0.345cm" svg:height="0.345cm" draw:control="control9"/>D<text:span text:style-name="T2">) A and B </text:span></text:p>
        <text:p text:style-name="Standard"><text:bookmark text:name="question_q2a5"/><draw:control text:anchor-type="as-char" draw:z-index="9" draw:style-name="gr1" draw:text-style-name="P7" svg:width="0.345cm" svg:height="0.345cm" draw:control="control10"/>E) A, B, and C </text:p>
        <text:p text:style-name="Standard">3. The driving force of blood flow is a(n) __________ gradient. </text:p>
        <text:p text:style-name="Standard"><text:bookmark text:name="question_q3a1"/><draw:control text:anchor-type="as-char" draw:z-index="10" draw:style-name="gr1" draw:text-style-name="P7" svg:width="0.345cm" svg:height="0.345cm" draw:control="control11"/>A) osmotic </text:p>
        <text:p text:style-name="Standard"><text:bookmark text:name="question_q3a2"/><draw:control text:anchor-type="as-char" draw:z-index="11" draw:style-name="gr1" draw:text-style-name="P7" svg:width="0.345cm" svg:height="0.345cm" draw:control="control12"/>B) volume </text:p>
        <text:p text:style-name="Standard"><text:bookmark text:name="question_q3a3"/><draw:control text:anchor-type="as-char" draw:z-index="12" draw:style-name="gr1" draw:text-style-name="P7" svg:width="0.345cm" svg:height="0.345cm" draw:control="control13"/><text:span text:style-name="T2">C) pressure </text:span></text:p>
        <text:p text:style-name="Standard"><text:bookmark text:name="question_q3a4"/><draw:control text:anchor-type="as-char" draw:z-index="13" draw:style-name="gr1" draw:text-style-name="P7" svg:width="0.345cm" svg:height="0.345cm" draw:control="control14"/>D) gravity </text:p>
        <text:p text:style-name="Standard">4. Vascular resistance is related to the ____________. </text:p>
        <text:p text:style-name="Standard"><text:bookmark text:name="question_q4a1"/><draw:control text:anchor-type="as-char" draw:z-index="14" draw:style-name="gr1" draw:text-style-name="P7" svg:width="0.345cm" svg:height="0.345cm" draw:control="control15"/>A) length of a blood vessel </text:p>
        <text:p text:style-name="Standard"><text:bookmark text:name="question_q4a2"/><draw:control text:anchor-type="as-char" draw:z-index="15" draw:style-name="gr1" draw:text-style-name="P7" svg:width="0.345cm" svg:height="0.345cm" draw:control="control16"/>B) diameter of a blood vessel </text:p>
        <text:p text:style-name="Standard"><text:bookmark text:name="question_q4a3"/><draw:control text:anchor-type="as-char" draw:z-index="16" draw:style-name="gr1" draw:text-style-name="P7" svg:width="0.345cm" svg:height="0.345cm" draw:control="control17"/>C) nature of the blood flow (turbulent vs lamellar) </text:p>
        <text:p text:style-name="Standard"><text:bookmark text:name="question_q4a4"/><draw:control text:anchor-type="as-char" draw:z-index="17" draw:style-name="gr1" draw:text-style-name="P7" svg:width="0.345cm" svg:height="0.345cm" draw:control="control18"/>D) viscosity of the blood </text:p>
        <text:p text:style-name="P2"><text:bookmark text:name="question_q4a5"/><draw:control text:anchor-type="as-char" draw:z-index="18" draw:style-name="gr1" draw:text-style-name="P7" svg:width="0.345cm" svg:height="0.345cm" draw:control="control19"/>E) A, B, C, and D </text:p>
        <text:p text:style-name="Standard">5. Each of the following changes will result in increased blood flow to a tissue EXCEPT ______. </text:p>
        <text:p text:style-name="Standard"><text:bookmark text:name="question_q5a1"/><draw:control text:anchor-type="as-char" draw:z-index="19" draw:style-name="gr1" draw:text-style-name="P7" svg:width="0.345cm" svg:height="0.345cm" draw:control="control20"/>A) increased blood volume </text:p>
        <text:p text:style-name="P2"><text:bookmark text:name="question_q5a2"/><draw:control text:anchor-type="as-char" draw:z-index="20" draw:style-name="gr1" draw:text-style-name="P7" svg:width="0.345cm" svg:height="0.345cm" draw:control="control21"/>B) decreased vessel diameter </text:p>
        <text:p text:style-name="Standard"><text:bookmark text:name="question_q5a3"/><draw:control text:anchor-type="as-char" draw:z-index="21" draw:style-name="gr1" draw:text-style-name="P7" svg:width="0.345cm" svg:height="0.345cm" draw:control="control22"/>C) increased blood pressure </text:p>
        <text:p text:style-name="Standard"><text:bookmark text:name="question_q5a4"/><draw:control text:anchor-type="as-char" draw:z-index="22" draw:style-name="gr1" draw:text-style-name="P7" svg:width="0.345cm" svg:height="0.345cm" draw:control="control23"/>D) decreased peripheral resistance </text:p>
        <text:p text:style-name="Standard">6. As blood vessel length increases, ____________. </text:p>
        <text:p text:style-name="Standard"><text:bookmark text:name="question_q6a1"/><draw:control text:anchor-type="as-char" draw:z-index="23" draw:style-name="gr1" draw:text-style-name="P7" svg:width="0.345cm" svg:height="0.345cm" draw:control="control24"/>A) resistance increases </text:p>
        <text:p text:style-name="Standard"><text:bookmark text:name="question_q6a2"/><draw:control text:anchor-type="as-char" draw:z-index="24" draw:style-name="gr1" draw:text-style-name="P7" svg:width="0.345cm" svg:height="0.345cm" draw:control="control25"/>B) flow decreases </text:p>
        <text:p text:style-name="Standard"><text:bookmark text:name="question_q6a3"/><draw:control text:anchor-type="as-char" draw:z-index="25" draw:style-name="gr1" draw:text-style-name="P7" svg:width="0.345cm" svg:height="0.345cm" draw:control="control26"/>C) friction decreases </text:p>
        <text:p text:style-name="P2"><text:bookmark text:name="question_q6a4"/><draw:control text:anchor-type="as-char" draw:z-index="26" draw:style-name="gr1" draw:text-style-name="P7" svg:width="0.345cm" svg:height="0.345cm" draw:control="control27"/>D) A and B </text:p>
        <text:p text:style-name="Standard"><text:bookmark text:name="question_q6a5"/><draw:control text:anchor-type="as-char" draw:z-index="27" draw:style-name="gr1" draw:text-style-name="P7" svg:width="0.345cm" svg:height="0.345cm" draw:control="control28"/>E) A, B and C </text:p>
        <text:p text:style-name="Standard">7. The steep repolarization of phase 3 of the cardiac contractile cell's action potential is due to which ion(s)? </text:p>
        <text:p text:style-name="Standard"><text:bookmark text:name="question_q7a1"/><draw:control text:anchor-type="as-char" draw:z-index="28" draw:style-name="gr1" draw:text-style-name="P7" svg:width="0.345cm" svg:height="0.345cm" draw:control="control29"/>A) Ca2+ </text:p>
        <text:p text:style-name="P2"><text:bookmark text:name="question_q7a2"/><draw:control text:anchor-type="as-char" draw:z-index="29" draw:style-name="gr1" draw:text-style-name="P7" svg:width="0.345cm" svg:height="0.345cm" draw:control="control30"/>B) K+ </text:p>
        <text:p text:style-name="Standard"><text:bookmark text:name="question_q7a3"/><draw:control text:anchor-type="as-char" draw:z-index="30" draw:style-name="gr1" draw:text-style-name="P7" svg:width="0.345cm" svg:height="0.345cm" draw:control="control31"/>C) Na+ </text:p>
        <text:p text:style-name="Standard"><text:bookmark text:name="question_q7a4"/><text:span text:style-name="T2"><draw:control text:anchor-type="as-char" draw:z-index="31" draw:style-name="gr1" draw:text-style-name="P7" svg:width="0.345cm" svg:height="0.345cm" draw:control="control32"/></text:span><text:span text:style-name="T3">D) A and B </text:span></text:p>
        <text:p text:style-name="Standard"><text:bookmark text:name="question_q7a5"/><draw:control text:anchor-type="as-char" draw:z-index="32" draw:style-name="gr1" draw:text-style-name="P7" svg:width="0.345cm" svg:height="0.345cm" draw:control="control33"/>E) A and C </text:p>
        <text:p text:style-name="Standard">8. Phase 2 (plateau) of the cardiac contractile cell action potential is due to a combination of _________. </text:p>
        <text:p text:style-name="Standard"><text:bookmark text:name="question_q8a1"/><draw:control text:anchor-type="as-char" draw:z-index="33" draw:style-name="gr1" draw:text-style-name="P7" svg:width="0.345cm" svg:height="0.345cm" draw:control="control34"/>A) Na+ efflux and K+ influx </text:p>
        <text:p text:style-name="Standard"><text:bookmark text:name="question_q8a2"/><draw:control text:anchor-type="as-char" draw:z-index="34" draw:style-name="gr1" draw:text-style-name="P7" svg:width="0.345cm" svg:height="0.345cm" draw:control="control35"/>B) Na+ influx and Ca++ influx </text:p>
        <text:p text:style-name="Standard"><text:bookmark text:name="question_q8a3"/><draw:control text:anchor-type="as-char" draw:z-index="35" draw:style-name="gr1" draw:text-style-name="P7" svg:width="0.345cm" svg:height="0.345cm" draw:control="control36"/>C) Ca++ efflux and K+ influx </text:p>
        <text:p text:style-name="P1"><text:bookmark text:name="question_q8a4"/><draw:control text:anchor-type="as-char" draw:z-index="36" draw:style-name="gr1" draw:text-style-name="P7" svg:width="0.345cm" svg:height="0.345cm" draw:control="control37"/>D) Ca++ influx and K+ efflux <office:annotation><dc:creator>Unknown Author</dc:creator><dc:date>2013-03-19T11:51:44.92</dc:date><text:p text:style-name="P5"><text:span text:style-name="T5">Notes p. 6; we know there's Ca coming in, and we're heading toward repolarization, so B can't be right <text:s/>(if Na influx, then the cell would be depolarizing, not repolarizing)</text:span></text:p></office:annotation></text:p>
        <text:p text:style-name="Standard">9. The volume of blood ejected from each ventricle during a contraction is called the ________. </text:p>
        <text:p text:style-name="Standard"><text:bookmark text:name="question_q9a1"/><draw:control text:anchor-type="as-char" draw:z-index="37" draw:style-name="gr1" draw:text-style-name="P7" svg:width="0.345cm" svg:height="0.345cm" draw:control="control38"/>A) end-diastolic volume </text:p>
        <text:p text:style-name="Standard"><text:bookmark text:name="question_q9a2"/><draw:control text:anchor-type="as-char" draw:z-index="38" draw:style-name="gr1" draw:text-style-name="P7" svg:width="0.345cm" svg:height="0.345cm" draw:control="control39"/>B) end-systolic volume </text:p>
        <text:p text:style-name="P1"><text:bookmark text:name="question_q9a3"/><text:soft-page-break/><draw:control text:anchor-type="as-char" draw:z-index="39" draw:style-name="gr1" draw:text-style-name="P7" svg:width="0.345cm" svg:height="0.345cm" draw:control="control40"/>C) stroke volume <office:annotation><dc:creator>Unknown Author</dc:creator><dc:date>2013-03-19T11:53:31.92</dc:date><text:p text:style-name="P5"><text:span text:style-name="T5">Notes p. 14</text:span></text:p></office:annotation></text:p>
        <text:p text:style-name="Standard"><text:bookmark text:name="question_q9a4"/><draw:control text:anchor-type="as-char" draw:z-index="40" draw:style-name="gr1" draw:text-style-name="P7" svg:width="0.345cm" svg:height="0.345cm" draw:control="control41"/>D) cardiac output </text:p>
        <text:p text:style-name="Standard"><text:bookmark text:name="question_q9a5"/><draw:control text:anchor-type="as-char" draw:z-index="41" draw:style-name="gr1" draw:text-style-name="P7" svg:width="0.345cm" svg:height="0.345cm" draw:control="control42"/>E) cardiac reserve </text:p>
        <text:p text:style-name="Standard">10. Each of the following factors will increase cardiac output EXCEPT _______. </text:p>
        <text:p text:style-name="Standard"><text:bookmark text:name="question_q10a1"/><draw:control text:anchor-type="as-char" draw:z-index="42" draw:style-name="gr1" draw:text-style-name="P7" svg:width="0.345cm" svg:height="0.345cm" draw:control="control43"/>A) Increased venous return </text:p>
        <text:p text:style-name="P2"><text:bookmark text:name="question_q10a2"/><draw:control text:anchor-type="as-char" draw:z-index="43" draw:style-name="gr1" draw:text-style-name="P7" svg:width="0.345cm" svg:height="0.345cm" draw:control="control44"/>B) Increased parasympathetic stimulation </text:p>
        <text:p text:style-name="Standard"><text:bookmark text:name="question_q10a3"/><draw:control text:anchor-type="as-char" draw:z-index="44" draw:style-name="gr1" draw:text-style-name="P7" svg:width="0.345cm" svg:height="0.345cm" draw:control="control45"/>C) Increased sympathetic stimulation </text:p>
        <text:p text:style-name="Standard"><text:bookmark text:name="question_q10a4"/><draw:control text:anchor-type="as-char" draw:z-index="45" draw:style-name="gr1" draw:text-style-name="P7" svg:width="0.345cm" svg:height="0.345cm" draw:control="control46"/>D) Increased heart rate </text:p>
        <text:p text:style-name="Standard">11. Each of the following conditions would increase the heart rate EXCEPT _______. </text:p>
        <text:p text:style-name="Standard"><text:bookmark text:name="question_q11a1"/><draw:control text:anchor-type="as-char" draw:z-index="46" draw:style-name="gr1" draw:text-style-name="P7" svg:width="0.345cm" svg:height="0.345cm" draw:control="control47"/>A) increased sympathetic stimulation of nodal fibers </text:p>
        <text:p text:style-name="Standard"><text:bookmark text:name="question_q11a2"/><draw:control text:anchor-type="as-char" draw:z-index="47" draw:style-name="gr1" draw:text-style-name="P7" svg:width="0.345cm" svg:height="0.345cm" draw:control="control48"/><text:span text:style-name="T2">B) increased parasympathetic stimulation of nodal fibers </text:span></text:p>
        <text:p text:style-name="Standard"><text:bookmark text:name="question_q11a3"/><draw:control text:anchor-type="as-char" draw:z-index="48" draw:style-name="gr1" draw:text-style-name="P7" svg:width="0.345cm" svg:height="0.345cm" draw:control="control49"/>C) increased levels of epinephrine in the interstitial fluid surrounding the myocardium </text:p>
        <text:p text:style-name="Standard"><text:bookmark text:name="question_q11a4"/><draw:control text:anchor-type="as-char" draw:z-index="49" draw:style-name="gr1" draw:text-style-name="P7" svg:width="0.345cm" svg:height="0.345cm" draw:control="control50"/>D) increased permeability of the myocardial membrane to sodium ion </text:p>
        <text:p text:style-name="Standard">12. Ventricular contraction begins just after ________ begins. </text:p>
        <text:p text:style-name="Standard"><text:bookmark text:name="question_q12a1"/><draw:control text:anchor-type="as-char" draw:z-index="50" draw:style-name="gr1" draw:text-style-name="P7" svg:width="0.345cm" svg:height="0.345cm" draw:control="control51"/>A) P wave </text:p>
        <text:p text:style-name="P1"><text:bookmark text:name="question_q12a2"/><draw:control text:anchor-type="as-char" draw:z-index="51" draw:style-name="gr1" draw:text-style-name="P7" svg:width="0.345cm" svg:height="0.345cm" draw:control="control52"/>B) QRS complex </text:p>
        <text:p text:style-name="Standard"><text:bookmark text:name="question_q12a3"/><draw:control text:anchor-type="as-char" draw:z-index="52" draw:style-name="gr1" draw:text-style-name="P7" svg:width="0.345cm" svg:height="0.345cm" draw:control="control53"/>C) T Wave </text:p>
        <text:p text:style-name="Standard"><text:bookmark text:name="question_q12a4"/><draw:control text:anchor-type="as-char" draw:z-index="53" draw:style-name="gr1" draw:text-style-name="P7" svg:width="0.345cm" svg:height="0.345cm" draw:control="control54"/>D) PR segment </text:p>
        <text:p text:style-name="Standard"><text:bookmark text:name="question_q12a5"/><draw:control text:anchor-type="as-char" draw:z-index="54" draw:style-name="gr1" draw:text-style-name="P7" svg:width="0.345cm" svg:height="0.345cm" draw:control="control55"/>E) ST segment </text:p>
        <text:p text:style-name="Standard">13. Ventricular repolarization occurs during ____. </text:p>
        <text:p text:style-name="Standard"><text:bookmark text:name="question_q13a1"/><draw:control text:anchor-type="as-char" draw:z-index="55" draw:style-name="gr1" draw:text-style-name="P7" svg:width="0.345cm" svg:height="0.345cm" draw:control="control56"/>A) P wave </text:p>
        <text:p text:style-name="Standard"><text:bookmark text:name="question_q13a2"/><draw:control text:anchor-type="as-char" draw:z-index="56" draw:style-name="gr1" draw:text-style-name="P7" svg:width="0.345cm" svg:height="0.345cm" draw:control="control57"/>B) QRS complex </text:p>
        <text:p text:style-name="P1"><text:bookmark text:name="question_q13a3"/><draw:control text:anchor-type="as-char" draw:z-index="57" draw:style-name="gr1" draw:text-style-name="P7" svg:width="0.345cm" svg:height="0.345cm" draw:control="control58"/>C) T Wave <office:annotation><dc:creator>Unknown Author</dc:creator><dc:date>2013-03-19T11:55:17.96</dc:date><text:p text:style-name="P5"><text:span text:style-name="T5">p. 5 notes</text:span></text:p></office:annotation></text:p>
        <text:p text:style-name="Standard"><text:bookmark text:name="question_q13a4"/><draw:control text:anchor-type="as-char" draw:z-index="58" draw:style-name="gr1" draw:text-style-name="P7" svg:width="0.345cm" svg:height="0.345cm" draw:control="control59"/>D) PR segment </text:p>
        <text:p text:style-name="Standard"><text:bookmark text:name="question_q13a5"/><draw:control text:anchor-type="as-char" draw:z-index="59" draw:style-name="gr1" draw:text-style-name="P7" svg:width="0.345cm" svg:height="0.345cm" draw:control="control60"/>E) ST segment </text:p>
        <text:p text:style-name="Standard">14. Atrial depolarization occurs during _____ </text:p>
        <text:p text:style-name="Standard"><text:bookmark text:name="question_q14a1"/><text:span text:style-name="T1"><draw:control text:anchor-type="as-char" draw:z-index="60" draw:style-name="gr1" draw:text-style-name="P7" svg:width="0.345cm" svg:height="0.345cm" draw:control="control61"/></text:span><text:span text:style-name="T1">A) P wave</text:span> </text:p>
        <text:p text:style-name="Standard"><text:bookmark text:name="question_q14a2"/><draw:control text:anchor-type="as-char" draw:z-index="61" draw:style-name="gr1" draw:text-style-name="P7" svg:width="0.345cm" svg:height="0.345cm" draw:control="control62"/>B) QRS complex </text:p>
        <text:p text:style-name="Standard"><text:bookmark text:name="question_q14a3"/><draw:control text:anchor-type="as-char" draw:z-index="62" draw:style-name="gr1" draw:text-style-name="P7" svg:width="0.345cm" svg:height="0.345cm" draw:control="control63"/>C) T Wave </text:p>
        <text:p text:style-name="Standard"><text:bookmark text:name="question_q14a4"/><draw:control text:anchor-type="as-char" draw:z-index="63" draw:style-name="gr1" draw:text-style-name="P7" svg:width="0.345cm" svg:height="0.345cm" draw:control="control64"/>D) PR segment </text:p>
        <text:p text:style-name="Standard"><text:bookmark text:name="question_q14a5"/><draw:control text:anchor-type="as-char" draw:z-index="64" draw:style-name="gr1" draw:text-style-name="P7" svg:width="0.345cm" svg:height="0.345cm" draw:control="control65"/>E) ST segment </text:p>
        <text:p text:style-name="Standard">15. If the blood pressure doubled at the same time that the peripheral resistance were doubled, the blood flow through a vessel would be _____. </text:p>
        <text:p text:style-name="Standard"><text:bookmark text:name="question_q15a1"/><draw:control text:anchor-type="as-char" draw:z-index="65" draw:style-name="gr1" draw:text-style-name="P7" svg:width="0.345cm" svg:height="0.345cm" draw:control="control66"/>A) doubled </text:p>
        <text:p text:style-name="Standard"><text:bookmark text:name="question_q15a2"/><draw:control text:anchor-type="as-char" draw:z-index="66" draw:style-name="gr1" draw:text-style-name="P7" svg:width="0.345cm" svg:height="0.345cm" draw:control="control67"/>B) halved </text:p>
        <text:p text:style-name="Standard"><text:bookmark text:name="question_q15a3"/><draw:control text:anchor-type="as-char" draw:z-index="67" draw:style-name="gr1" draw:text-style-name="P7" svg:width="0.345cm" svg:height="0.345cm" draw:control="control68"/>C) 16 times greater </text:p>
        <text:p text:style-name="Standard"><text:bookmark text:name="question_q15a4"/><draw:control text:anchor-type="as-char" draw:z-index="68" draw:style-name="gr1" draw:text-style-name="P7" svg:width="0.345cm" svg:height="0.345cm" draw:control="control69"/>D) 1/16 as much </text:p>
        <text:p text:style-name="Standard"><text:bookmark text:name="question_q15a5"/><draw:control text:anchor-type="as-char" draw:z-index="69" draw:style-name="gr1" draw:text-style-name="P7" svg:width="0.345cm" svg:height="0.345cm" draw:control="control70"/><text:span text:style-name="T2">E) unchanged </text:span></text:p>
        <text:p text:style-name="Standard">16. Abnormally slow conduction through the ventricles would change the ________in an EKG. </text:p>
        <text:p text:style-name="Standard"><text:bookmark text:name="question_q16a1"/><draw:control text:anchor-type="as-char" draw:z-index="70" draw:style-name="gr1" draw:text-style-name="P7" svg:width="0.345cm" svg:height="0.345cm" draw:control="control71"/>A) P wave </text:p>
        <text:p text:style-name="Standard"><text:bookmark text:name="question_q16a2"/><draw:control text:anchor-type="as-char" draw:z-index="71" draw:style-name="gr1" draw:text-style-name="P7" svg:width="0.345cm" svg:height="0.345cm" draw:control="control72"/>B) T wave </text:p>
        <text:p text:style-name="P1"><text:bookmark text:name="question_q16a3"/><draw:control text:anchor-type="as-char" draw:z-index="72" draw:style-name="gr1" draw:text-style-name="P7" svg:width="0.345cm" svg:height="0.345cm" draw:control="control73"/>C) QRS complex </text:p>
        <text:p text:style-name="Standard">17. The main site of variable resistance in the systemic circulation, contributing more than 60% of the total resistance are ____. </text:p>
        <text:p text:style-name="Standard"><text:bookmark text:name="question_q17a1"/><draw:control text:anchor-type="as-char" draw:z-index="73" draw:style-name="gr1" draw:text-style-name="P7" svg:width="0.345cm" svg:height="0.345cm" draw:control="control74"/>A) muscular arteries </text:p>
        <text:p text:style-name="Standard"><text:bookmark text:name="question_q17a2"/><draw:control text:anchor-type="as-char" draw:z-index="74" draw:style-name="gr1" draw:text-style-name="P7" svg:width="0.345cm" svg:height="0.345cm" draw:control="control75"/>B) elastic arteries </text:p>
        <text:p text:style-name="P2"><text:bookmark text:name="question_q17a3"/><draw:control text:anchor-type="as-char" draw:z-index="75" draw:style-name="gr1" draw:text-style-name="P7" svg:width="0.345cm" svg:height="0.345cm" draw:control="control76"/>C) arterioles </text:p>
        <text:p text:style-name="Standard"><text:bookmark text:name="question_q17a4"/><draw:control text:anchor-type="as-char" draw:z-index="76" draw:style-name="gr1" draw:text-style-name="P7" svg:width="0.345cm" svg:height="0.345cm" draw:control="control77"/>D) venules </text:p>
        <text:p text:style-name="Standard"><text:bookmark text:name="question_q17a5"/><draw:control text:anchor-type="as-char" draw:z-index="77" draw:style-name="gr1" draw:text-style-name="P7" svg:width="0.345cm" svg:height="0.345cm" draw:control="control78"/>E) veins </text:p>
        <text:p text:style-name="Standard">18. When a person rises quickly from a prone position, ____. </text:p>
        <text:p text:style-name="Standard"><text:bookmark text:name="question_q18a1"/><draw:control text:anchor-type="as-char" draw:z-index="78" draw:style-name="gr1" draw:text-style-name="P7" svg:width="0.345cm" svg:height="0.345cm" draw:control="control79"/>A) the carotid baroreceptors become more active <office:annotation><dc:creator>Unknown Author</dc:creator><dc:date>2013-03-19T20:31:26.73</dc:date><text:p text:style-name="P6"><text:span text:style-name="T6">They become less active in this scenario</text:span></text:p></office:annotation></text:p>
        <text:p text:style-name="Standard"><text:bookmark text:name="question_q18a2"/><draw:control text:anchor-type="as-char" draw:z-index="79" draw:style-name="gr1" draw:text-style-name="P7" svg:width="0.345cm" svg:height="0.345cm" draw:control="control80"/>B) venous return is unchanged </text:p>
        <text:p text:style-name="Standard"><text:bookmark text:name="question_q18a3"/><text:soft-page-break/><draw:control text:anchor-type="as-char" draw:z-index="80" draw:style-name="gr1" draw:text-style-name="P7" svg:width="0.345cm" svg:height="0.345cm" draw:control="control81"/>C) <text:span text:style-name="T2">reflex vasoconstriction of the peripheral blood vessels occurs </text:span></text:p>
        <text:p text:style-name="Standard"><text:bookmark text:name="question_q18a4"/><draw:control text:anchor-type="as-char" draw:z-index="81" draw:style-name="gr1" draw:text-style-name="P7" svg:width="0.345cm" svg:height="0.345cm" draw:control="control82"/>D) heart rate decreases </text:p>
        <text:p text:style-name="Standard">19. Parasympathetic stimulation of the sinoatrial (SA) node will _________. </text:p>
        <text:p text:style-name="Standard"><text:bookmark text:name="question_q19a1"/><draw:control text:anchor-type="as-char" draw:z-index="82" draw:style-name="gr1" draw:text-style-name="P7" svg:width="0.345cm" svg:height="0.345cm" draw:control="control83"/>A) hyperpolarize the pacemaker cells <office:annotation><dc:creator>Unknown Author</dc:creator><dc:date>2013-03-19T20:35:27.16</dc:date><text:p text:style-name="P6"><text:span text:style-name="T6">This hyperpolarization is how the decrease occurs – more polarized = more input required to fire = less frequent firings</text:span></text:p></office:annotation></text:p>
        <text:p text:style-name="Standard"><text:bookmark text:name="question_q19a2"/><draw:control text:anchor-type="as-char" draw:z-index="83" draw:style-name="gr1" draw:text-style-name="P7" svg:width="0.345cm" svg:height="0.345cm" draw:control="control84"/>B) decrease the heart rate </text:p>
        <text:p text:style-name="Standard"><text:bookmark text:name="question_q19a3"/><draw:control text:anchor-type="as-char" draw:z-index="84" draw:style-name="gr1" draw:text-style-name="P7" svg:width="0.345cm" svg:height="0.345cm" draw:control="control85"/>C) increase the rate of depolarization </text:p>
        <text:p text:style-name="Standard"><text:bookmark text:name="question_q19a4"/><draw:control text:anchor-type="as-char" draw:z-index="85" draw:style-name="gr1" draw:text-style-name="P7" svg:width="0.345cm" svg:height="0.345cm" draw:control="control86"/><text:span text:style-name="T2">D) A and B </text:span></text:p>
        <text:p text:style-name="Standard"><text:bookmark text:name="question_q19a5"/><draw:control text:anchor-type="as-char" draw:z-index="86" draw:style-name="gr1" draw:text-style-name="P7" svg:width="0.345cm" svg:height="0.345cm" draw:control="control87"/>E) A and C </text:p>
        <text:p text:style-name="P4">'The SA node is richly innervated by parasympathetic nervous system fibers (CN X: Vagus Nerve) and by sympathetic nervous system fibers (T1-4, Spinal Nerves). This unique anatomical arrangement makes the SA node susceptible to distinctly paired and opposed autonomic influences.</text:p>
        <text:p text:style-name="P4">Stimulation of the vagus nerves (the parasympathetic fibers) causes a decrease in the SA node rate (thereby decreasing the heart rate).'</text:p>
        <text:p text:style-name="P4"><text:a xlink:type="simple" xlink:href="https://en.wikipedia.org/wiki/SA_node">https://en.wikipedia.org/wiki/SA_node</text:a></text:p>
        <text:p text:style-name="P4"/>
        <text:p text:style-name="Standard">20. Stretching a myocardial cell ___________. </text:p>
        <text:p text:style-name="Standard"><text:bookmark text:name="question_q20a1"/><draw:control text:anchor-type="as-char" draw:z-index="87" draw:style-name="gr1" draw:text-style-name="P7" svg:width="0.345cm" svg:height="0.345cm" draw:control="control88"/>A) decreases the force of a contraction </text:p>
        <text:p text:style-name="Standard"><text:bookmark text:name="question_q20a2"/><draw:control text:anchor-type="as-char" draw:z-index="88" draw:style-name="gr1" draw:text-style-name="P7" svg:width="0.345cm" svg:height="0.345cm" draw:control="control89"/>B) allows more Ca2+ to enter </text:p>
        <text:p text:style-name="Standard"><text:bookmark text:name="question_q20a3"/><draw:control text:anchor-type="as-char" draw:z-index="89" draw:style-name="gr1" draw:text-style-name="P7" svg:width="0.345cm" svg:height="0.345cm" draw:control="control90"/>C) increases the force of contraction </text:p>
        <text:p text:style-name="Standard"><text:bookmark text:name="question_q20a4"/><draw:control text:anchor-type="as-char" draw:z-index="90" draw:style-name="gr1" draw:text-style-name="P7" svg:width="0.345cm" svg:height="0.345cm" draw:control="control91"/>D) A and B </text:p>
        <text:p text:style-name="P2"><text:bookmark text:name="question_q20a5"/><draw:control text:anchor-type="as-char" draw:z-index="91" draw:style-name="gr1" draw:text-style-name="P7" svg:width="0.345cm" svg:height="0.345cm" draw:control="control92"/>E) B and C </text:p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9T11:49:06.60</meta:creation-date>
    <meta:generator>OpenOffice.org/3.4$Win32 OpenOffice.org_project/340m1$Build-9590</meta:generator>
    <dc:date>2013-03-19T20:36:36.04</dc:date>
    <meta:editing-duration>PT4H57M12S</meta:editing-duration>
    <meta:editing-cycles>8</meta:editing-cycles>
    <meta:document-statistic meta:table-count="0" meta:image-count="0" meta:object-count="0" meta:page-count="3" meta:paragraph-count="116" meta:word-count="721" meta:character-count="4367"/>
  </office:meta>
</office:document-meta>
</file>